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0fd" officeooo:paragraph-rsid="001350fd"/>
    </style:style>
    <style:style style:name="T1" style:family="text">
      <style:text-properties officeooo:rsid="001350fd"/>
    </style:style>
    <style:style style:name="T2" style:family="text">
      <style:text-properties officeooo:rsid="00143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leksjonsnotat fra praksisperioden hos Tromsø Kommune</text:p>
      <text:p text:style-name="Standard"/>
      <text:p text:style-name="Standard">Under praksisperioden min hos <text:span text:style-name="T1">Tromsø kommune</text:span> opplevde jeg en situasjon der en kollega ba meg om hjelp til å feilsøke en PC som plutselig ikke koblet seg til nettverket. Jeg fikk raskt tilgang til maskinen og begynte med enkle sjekkpunkter: jeg kontrollerte om kabelen var koblet riktig, og forsøkte å fornye IP-adressen via kommandolinjen. Underveis merket jeg at jeg ble litt stresset, fordi kollegaen stod og ventet på at jeg skulle finne en løsning raskt. Jeg tenkte at det var viktig å virke rolig og metodisk, selv om jeg egentlig følte meg usikker på om jeg ville klare å løse problemet.</text:p>
      <text:p text:style-name="Standard"/>
      <text:p text:style-name="Standard">Etter noen minutter oppdaget jeg at nettverkskabelen var defekt. Jeg byttet den ut, og PC-en fikk igjen nettverkstilkobling. Jeg kjente en lettelse, og kollegaen takket meg for hjelpen. Likevel tenkte jeg etterpå at jeg kunne ha håndtert situasjonen bedre. Jeg brukte en del tid på å prøve å løse problemet via programvare først, selv om en enkel fysisk sjekk av kabelen burde vært det aller første steget.</text:p>
      <text:p text:style-name="Standard"/>
      <text:p text:style-name="Standard">I ettertid ser jeg at noe av det viktigste i slike situasjoner er å ha en systematisk tilnærming: å begynne med det enkleste og mest åpenbare før man går videre til mer avanserte feilsøkingsmetoder. Jeg er fornøyd med at jeg <text:span text:style-name="T2">forhåpentligvis</text:span> klarte å holde roen <text:span text:style-name="T2">utad</text:span>, selv om jeg var stresset innvendig. Dette gjorde at jeg fremstod mer profesjonell. En ting jeg vil jobbe videre med, er å stole mer på egne rutiner og stole på at grundig og logisk arbeid ofte gir best resultat, selv om det kan ta litt tid.</text:p>
      <text:p text:style-name="Standard"/>
      <text:p text:style-name="Standard">Denne hendelsen lærte meg viktigheten av grunnleggende feilsøking, og av å stole på at det å ta seg tid til å gjøre ting i riktig rekkefølge er bedre enn å prøve raske løsninger under pr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2:21:16.161571831</meta:creation-date>
    <dc:date>2025-04-28T13:14:28.762264934</dc:date>
    <meta:editing-duration>PT10M43S</meta:editing-duration>
    <meta:editing-cycles>1</meta:editing-cycles>
    <meta:generator>LibreOffice/25.2.2.2$Linux_X86_64 LibreOffice_project/520$Build-2</meta:generator>
    <meta:document-statistic meta:table-count="0" meta:image-count="0" meta:object-count="0" meta:page-count="1" meta:paragraph-count="5" meta:word-count="301" meta:character-count="1751" meta:non-whitespace-character-count="1455"/>
  </office:meta>
</office:document-meta>
</file>